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rsid="00117192" officeooo:paragraph-rsid="00117192"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rsid="001321ca" officeooo:paragraph-rsid="0014efca"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4efca" officeooo:paragraph-rsid="0014efca"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4efca" officeooo:paragraph-rsid="0017f2b4"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4efca" officeooo:paragraph-rsid="0026a492"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cdd56" officeooo:paragraph-rsid="002dac9e"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321ca" officeooo:paragraph-rsid="0014efc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4efca" officeooo:paragraph-rsid="0017f2b4"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4efca" officeooo:paragraph-rsid="001e6c3c"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4efca" officeooo:paragraph-rsid="001f3631"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4efca" officeooo:paragraph-rsid="001f6f82"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4efca" officeooo:paragraph-rsid="0020d95c" style:font-size-asian="12.25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e59f" officeooo:paragraph-rsid="0019e59f"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e59f" officeooo:paragraph-rsid="001a1047" style:font-size-asian="12.25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9e59f" officeooo:paragraph-rsid="00280703"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c28d8" officeooo:paragraph-rsid="001c28d8"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4pt" fo:font-weight="normal" officeooo:rsid="0024526b" officeooo:paragraph-rsid="0024526b" style:font-size-asian="12.25pt" style:font-weight-asian="normal" style:font-size-complex="14pt" style:font-weight-complex="normal"/>
    </style:style>
    <style:style style:name="P18" style:family="paragraph" style:parent-style-name="Standard">
      <style:paragraph-properties fo:text-align="start" style:justify-single-word="false"/>
      <style:text-properties fo:font-size="14pt" fo:font-weight="normal" officeooo:rsid="00260466" officeooo:paragraph-rsid="00260466" style:font-size-asian="12.25pt" style:font-weight-asian="normal" style:font-size-complex="14pt" style:font-weight-complex="normal"/>
    </style:style>
    <style:style style:name="P19" style:family="paragraph" style:parent-style-name="Standard">
      <style:paragraph-properties fo:text-align="start" style:justify-single-word="false"/>
      <style:text-properties fo:font-size="14pt" officeooo:paragraph-rsid="0024189b" style:font-size-asian="12.25pt" style:font-size-complex="14pt"/>
    </style:style>
    <style:style style:name="P20" style:family="paragraph" style:parent-style-name="Standard">
      <style:paragraph-properties fo:text-align="center" style:justify-single-word="false"/>
      <style:text-properties fo:font-size="18pt" fo:font-weight="normal" officeooo:rsid="00103f58" officeooo:paragraph-rsid="00103f58" style:font-size-asian="18pt" style:font-weight-asian="normal" style:font-size-complex="18pt" style:font-weight-complex="normal"/>
    </style:style>
    <style:style style:name="P21" style:family="paragraph" style:parent-style-name="Standard">
      <style:paragraph-properties fo:text-align="start" style:justify-single-word="false"/>
      <style:text-properties fo:font-size="18pt" fo:font-weight="normal" officeooo:rsid="00103f58" officeooo:paragraph-rsid="00117192" style:font-size-asian="18pt" style:font-weight-asian="normal" style:font-size-complex="18pt" style:font-weight-complex="normal"/>
    </style:style>
    <style:style style:name="P22" style:family="paragraph" style:parent-style-name="Standard">
      <style:paragraph-properties fo:line-height="150%" fo:text-align="center" style:justify-single-word="false"/>
      <style:text-properties fo:font-size="18pt" fo:font-weight="normal" officeooo:rsid="00103f58" officeooo:paragraph-rsid="002d9c61" style:font-size-asian="18pt" style:font-weight-asian="normal" style:font-size-complex="18pt" style:font-weight-complex="normal"/>
    </style:style>
    <style:style style:name="P23" style:family="paragraph" style:parent-style-name="Standard">
      <style:paragraph-properties fo:text-align="center" style:justify-single-word="false"/>
      <style:text-properties fo:font-size="18pt" fo:font-weight="normal" officeooo:rsid="001ae348" officeooo:paragraph-rsid="001ae348" style:font-size-asian="18pt" style:font-weight-asian="normal" style:font-size-complex="18pt" style:font-weight-complex="normal"/>
    </style:style>
    <style:style style:name="P24" style:family="paragraph" style:parent-style-name="Standard">
      <style:paragraph-properties fo:text-align="center" style:justify-single-word="false"/>
      <style:text-properties fo:font-size="18pt" fo:font-weight="normal" officeooo:rsid="001ae348" officeooo:paragraph-rsid="002d9c61" style:font-size-asian="18pt" style:font-weight-asian="normal" style:font-size-complex="18pt" style:font-weight-complex="normal"/>
    </style:style>
    <style:style style:name="P25" style:family="paragraph" style:parent-style-name="Standard">
      <style:paragraph-properties fo:text-align="end" style:justify-single-word="false"/>
      <style:text-properties fo:font-size="18pt" fo:font-weight="normal" officeooo:rsid="001ae348" officeooo:paragraph-rsid="001ae348" style:font-size-asian="18pt" style:font-weight-asian="normal" style:font-size-complex="18pt" style:font-weight-complex="normal"/>
    </style:style>
    <style:style style:name="P26" style:family="paragraph" style:parent-style-name="Standard">
      <style:paragraph-properties fo:line-height="150%" fo:text-align="end" style:justify-single-word="false"/>
      <style:text-properties fo:font-size="18pt" fo:font-weight="normal" officeooo:rsid="001ae348" officeooo:paragraph-rsid="002d9c61" style:font-size-asian="18pt" style:font-weight-asian="normal" style:font-size-complex="18pt" style:font-weight-complex="normal"/>
    </style:style>
    <style:style style:name="P27" style:family="paragraph" style:parent-style-name="Standard">
      <style:paragraph-properties fo:line-height="150%" fo:text-align="center" style:justify-single-word="false"/>
      <style:text-properties fo:font-size="18pt" officeooo:paragraph-rsid="002d9c61" style:font-size-asian="18pt" style:font-size-complex="18pt"/>
    </style:style>
    <style:style style:name="P28" style:family="paragraph" style:parent-style-name="Standard">
      <style:paragraph-properties fo:line-height="150%" fo:text-align="end" style:justify-single-word="false"/>
      <style:text-properties fo:font-size="18pt" officeooo:paragraph-rsid="002d9c61" style:font-size-asian="18pt" style:font-size-complex="18pt"/>
    </style:style>
    <style:style style:name="P29" style:family="paragraph" style:parent-style-name="Standard">
      <style:paragraph-properties fo:line-height="150%" fo:text-align="center" style:justify-single-word="false"/>
      <style:text-properties fo:font-size="18pt" officeooo:rsid="002d9c61" officeooo:paragraph-rsid="002d9c61" style:font-size-asian="18pt" style:font-size-complex="18pt"/>
    </style:style>
    <style:style style:name="P30" style:family="paragraph" style:parent-style-name="Standard">
      <style:paragraph-properties fo:text-align="start" style:justify-single-word="false"/>
      <style:text-properties fo:font-size="20pt" fo:font-weight="normal" officeooo:rsid="001321ca" officeooo:paragraph-rsid="001321ca" style:font-size-asian="20pt" style:font-weight-asian="normal" style:font-size-complex="20pt" style:font-weight-complex="normal"/>
    </style:style>
    <style:style style:name="P31" style:family="paragraph" style:parent-style-name="Standard">
      <style:paragraph-properties fo:text-align="center" style:justify-single-word="false"/>
      <style:text-properties fo:font-size="20pt" fo:font-weight="normal" officeooo:rsid="001321ca" officeooo:paragraph-rsid="001321ca" style:font-size-asian="20pt" style:font-weight-asian="normal" style:font-size-complex="20pt" style:font-weight-complex="normal"/>
    </style:style>
    <style:style style:name="P32" style:family="paragraph" style:parent-style-name="Standard">
      <style:paragraph-properties fo:text-align="center" style:justify-single-word="false"/>
      <style:text-properties fo:font-size="20pt" fo:font-weight="normal" officeooo:rsid="00117192" officeooo:paragraph-rsid="00117192" style:font-size-asian="20pt" style:font-weight-asian="normal" style:font-size-complex="20pt" style:font-weight-complex="normal"/>
    </style:style>
    <style:style style:name="P33" style:family="paragraph" style:parent-style-name="Standard">
      <style:paragraph-properties fo:text-align="center" style:justify-single-word="false"/>
      <style:text-properties fo:font-variant="normal" fo:text-transform="none" fo:color="#000000" style:font-name="Verdana" fo:font-size="14pt" fo:letter-spacing="normal" fo:font-style="normal" fo:font-weight="normal" officeooo:rsid="001321ca" officeooo:paragraph-rsid="001321ca" style:font-size-asian="14pt" style:font-weight-asian="normal" style:font-size-complex="14pt" style:font-weight-complex="normal"/>
    </style:style>
    <style:style style:name="P34" style:family="paragraph" style:parent-style-name="Standard">
      <style:paragraph-properties fo:text-align="center" style:justify-single-word="false"/>
      <style:text-properties fo:font-variant="normal" fo:text-transform="none" fo:color="#000000" style:font-name="Liberation Serif" fo:font-size="14pt" fo:letter-spacing="normal" fo:font-style="normal" fo:font-weight="normal" officeooo:rsid="001321ca" officeooo:paragraph-rsid="001321ca"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103f58" officeooo:paragraph-rsid="00117192"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Liberation Serif" fo:font-size="14pt" fo:font-weight="normal" officeooo:rsid="0014efca" officeooo:paragraph-rsid="0021dfd9" style:font-size-asian="14pt" style:font-weight-asian="normal" style:font-size-complex="14pt" style:font-weight-complex="normal"/>
    </style:style>
    <style:style style:name="P37" style:family="paragraph" style:parent-style-name="Standard">
      <style:paragraph-properties>
        <style:tab-stops>
          <style:tab-stop style:position="1.984cm"/>
        </style:tab-stops>
      </style:paragraph-properties>
      <style:text-properties style:font-name="Liberation Serif" fo:font-size="14pt" officeooo:paragraph-rsid="0021dfd9" style:font-size-asian="14pt" style:font-size-complex="14pt"/>
    </style:style>
    <style:style style:name="P38" style:family="paragraph" style:parent-style-name="Text_20_body">
      <style:paragraph-properties fo:margin-left="0cm" fo:margin-right="0cm" fo:orphans="2" fo:widows="2" fo:text-indent="0cm" style:auto-text-indent="false"/>
      <style:text-properties fo:font-variant="normal" fo:text-transform="none" fo:color="#000000" style:font-name="Verdana" fo:font-size="14pt" fo:letter-spacing="normal" fo:font-style="normal" fo:font-weight="normal" style:font-size-asian="14pt" style:font-size-complex="14pt"/>
    </style:style>
    <style:style style:name="P39"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40" style:family="paragraph" style:parent-style-name="Text_20_body">
      <style:paragraph-properties fo:margin-left="0cm" fo:margin-right="0cm" fo:orphans="2" fo:widows="2" fo:text-indent="0cm" style:auto-text-indent="false"/>
      <style:text-properties style:font-name="Liberation Serif"/>
    </style:style>
    <style:style style:name="P41" style:family="paragraph" style:parent-style-name="Standard">
      <style:paragraph-properties fo:text-align="start" style:justify-single-word="false"/>
      <style:text-properties fo:font-size="14pt" fo:font-weight="normal" officeooo:rsid="001e6c3c" officeooo:paragraph-rsid="0020d95c" style:font-size-asian="12.25pt" style:font-weight-asian="normal" style:font-size-complex="14pt" style:font-weight-complex="normal"/>
    </style:style>
    <style:style style:name="P42" style:family="paragraph" style:parent-style-name="Standard">
      <style:paragraph-properties fo:text-align="start" style:justify-single-word="false"/>
      <style:text-properties fo:font-size="14pt" fo:font-weight="normal" officeooo:rsid="001c28d8" officeooo:paragraph-rsid="001c28d8" style:font-size-asian="12.25pt" style:font-weight-asian="normal" style:font-size-complex="14pt" style:font-weight-complex="normal"/>
    </style:style>
    <style:style style:name="T1" style:family="text">
      <style:text-properties fo:font-variant="normal" fo:text-transform="none" fo:color="#000000" fo:font-size="14pt" fo:letter-spacing="normal" fo:font-style="normal" fo:font-weight="normal" style:font-size-asian="14pt" style:font-size-complex="14pt"/>
    </style:style>
    <style:style style:name="T2" style:family="text">
      <style:text-properties fo:font-variant="normal" fo:text-transform="none" fo:color="#000000" fo:font-size="14pt" fo:letter-spacing="normal" fo:font-style="normal" fo:font-weight="normal" officeooo:rsid="001321ca" style:font-size-asian="14pt" style:font-size-complex="14pt"/>
    </style:style>
    <style:style style:name="T3" style:family="text">
      <style:text-properties fo:font-variant="normal" fo:text-transform="none" fo:color="#000000" style:font-name="Liberation Serif" fo:font-size="14pt" fo:letter-spacing="normal" fo:font-style="normal" style:font-size-asian="14pt" style:font-size-complex="14pt"/>
    </style:style>
    <style:style style:name="T4" style:family="text">
      <style:text-properties fo:font-size="14pt" style:font-size-asian="14pt" style:font-size-complex="14pt"/>
    </style:style>
    <style:style style:name="T5" style:family="text">
      <style:text-properties officeooo:rsid="0014efca"/>
    </style:style>
    <style:style style:name="T6" style:family="text">
      <style:text-properties officeooo:rsid="0016a5e0"/>
    </style:style>
    <style:style style:name="T7" style:family="text">
      <style:text-properties officeooo:rsid="0017f2b4"/>
    </style:style>
    <style:style style:name="T8" style:family="text">
      <style:text-properties officeooo:rsid="001a1047"/>
    </style:style>
    <style:style style:name="T9" style:family="text">
      <style:text-properties officeooo:rsid="001cdd56"/>
    </style:style>
    <style:style style:name="T10" style:family="text">
      <style:text-properties officeooo:rsid="001e6c3c"/>
    </style:style>
    <style:style style:name="T11" style:family="text">
      <style:text-properties officeooo:rsid="001f3631"/>
    </style:style>
    <style:style style:name="T12" style:family="text">
      <style:text-properties officeooo:rsid="001f6f82"/>
    </style:style>
    <style:style style:name="T13" style:family="text">
      <style:text-properties style:font-size-asian="14pt"/>
    </style:style>
    <style:style style:name="T14" style:family="text">
      <style:text-properties officeooo:rsid="0014332f" style:font-size-asian="14pt"/>
    </style:style>
    <style:style style:name="T15" style:family="text">
      <style:text-properties officeooo:rsid="0014efca" style:font-size-asian="14pt"/>
    </style:style>
    <style:style style:name="T16" style:family="text">
      <style:text-properties officeooo:rsid="0017f2b4" style:font-size-asian="14pt"/>
    </style:style>
    <style:style style:name="T17" style:family="text">
      <style:text-properties style:font-name="Liberation Serif"/>
    </style:style>
    <style:style style:name="T18" style:family="text">
      <style:text-properties style:font-name="Liberation Serif" style:font-size-asian="14pt"/>
    </style:style>
    <style:style style:name="T19" style:family="text">
      <style:text-properties style:font-name="Liberation Serif" officeooo:rsid="002dac9e" style:font-size-asian="14pt"/>
    </style:style>
    <style:style style:name="T20" style:family="text">
      <style:text-properties style:font-name="Liberation Serif" fo:font-weight="normal" officeooo:rsid="0014efca" style:font-size-asian="14pt" style:font-weight-asian="normal" style:font-weight-complex="normal"/>
    </style:style>
    <style:style style:name="T21" style:family="text">
      <style:text-properties style:font-name="Liberation Serif" fo:font-weight="normal" officeooo:rsid="0021dfd9" style:font-size-asian="14pt" style:font-weight-asian="normal" style:font-weight-complex="normal"/>
    </style:style>
    <style:style style:name="T22" style:family="text">
      <style:text-properties style:font-name="Liberation Serif" fo:font-weight="normal" officeooo:rsid="0024189b" style:font-size-asian="14pt" style:font-weight-asian="normal" style:font-weight-complex="normal"/>
    </style:style>
    <style:style style:name="T23" style:family="text">
      <style:text-properties style:font-name="Liberation Serif" fo:font-weight="normal" officeooo:rsid="001cdd56" style:font-weight-asian="normal" style:font-weight-complex="normal"/>
    </style:style>
    <style:style style:name="T24" style:family="text">
      <style:text-properties fo:font-weight="normal" officeooo:rsid="0014efca" style:font-weight-asian="normal" style:font-weight-complex="normal"/>
    </style:style>
    <style:style style:name="T25" style:family="text">
      <style:text-properties officeooo:rsid="0024526b"/>
    </style:style>
    <style:style style:name="T26" style:family="text">
      <style:text-properties officeooo:rsid="00260466"/>
    </style:style>
    <style:style style:name="T27" style:family="text">
      <style:text-properties officeooo:rsid="00280703"/>
    </style:style>
    <style:style style:name="T28" style:family="text">
      <style:text-properties officeooo:rsid="0028c4b6"/>
    </style:style>
    <style:style style:name="T29" style:family="text">
      <style:text-properties officeooo:rsid="002d9c61"/>
    </style:style>
    <style:style style:name="T30" style:family="text">
      <style:text-properties officeooo:rsid="002dac9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МИНИСТЕРСТВО ОБРАЗОВАНИЯ И НАУКИ РОССИЙСКОЙ ФЕДЕРАЦИИ Федеральное государственное бюджетное учреждение «КУБАНСКИЙ ГОСУДАРСТВЕННЫЙ УНИВЕРСИТЕТ» <text:s/></text:p>
      <text:p text:style-name="P27">(ФГБУ по КубГУ) </text:p>
      <text:p text:style-name="P29">кафедра информационных образовательных технологий</text:p>
      <text:p text:style-name="P22"/>
      <text:p text:style-name="P20"/>
      <text:p text:style-name="P20"/>
      <text:p text:style-name="P20"/>
      <text:p text:style-name="P20"/>
      <text:p text:style-name="P24">Реферат <text:span text:style-name="T29">по</text:span> истории на тему<text:span text:style-name="T29">:</text:span> </text:p>
      <text:p text:style-name="P24"><text:span text:style-name="T29">«Моя </text:span>родословная» </text:p>
      <text:p text:style-name="P23"/>
      <text:p text:style-name="P23"/>
      <text:p text:style-name="P23"/>
      <text:p text:style-name="P23"/>
      <text:p text:style-name="P25"/>
      <text:p text:style-name="P25"/>
      <text:p text:style-name="P25"/>
      <text:p text:style-name="P25"/>
      <text:p text:style-name="P25"/>
      <text:p text:style-name="P25"/>
      <text:p text:style-name="P28">Работу выполнил: <text:span text:style-name="T29">Батаев Даниил Юрьевич</text:span> </text:p>
      <text:p text:style-name="P28">Факультет: Математики и компьютерных наук</text:p>
      <text:p text:style-name="P28"><text:s/>Специальность: Математика и компьютерные науки <text:s/></text:p>
      <text:p text:style-name="P26"><text:s/>Курс 1 </text:p>
      <text:p text:style-name="P32"><text:soft-page-break/>Значение имени Даниил.</text:p>
      <text:p text:style-name="P1"/>
      <text:p text:style-name="P35"><text:s text:c="4"/>Краткая форма имени Даниил. Данилка, Даниша, Даня, Данила, Данечка, Данчик, Данюшечка, Дэн, Данька, Дан, Данн, Данни, Данил, Данилл, Даниила, Нил.</text:p>
      <text:p text:style-name="P35"/>
      <text:p text:style-name="P35"><text:s text:c="4"/>Синонимы имени Даниил. Данила, Данило, Данил, Даниэль, Даниэл, Дэйниол, Данияль, Даниял, Даньял, Даниль. </text:p>
      <text:p text:style-name="P35"/>
      <text:p text:style-name="P21"><text:span text:style-name="T3"><text:s text:c="4"/>Происхождение имени Даниил. Имя Даниил русское, еврейское, православное, католическое, иудейское. Имя Даниил библейского происхождения, образовано от Даниэль. Это имя носил пророк Даниил, который является единственным носителем этого имени в Библии. Имя Даниил буквально переводится как «судья мой Бог», «Бог мой судья», «Бог есть судья». Исходное древнееврейское имя «Даниэль» — двухосновное: «дан» (судья) и «эль» или «эель» (Бог); поэтому и допускает множественность трактовок. Чаще всего имя переводят как «судья», «справедливый человек», «Божий суд». Среди мусульман имя может звучать как Данияль, Даниял, Даньял.</text:span><text:span text:style-name="T4"><text:line-break/></text:span></text:p>
      <text:p text:style-name="P21"/>
      <text:p text:style-name="P21"/>
      <text:p text:style-name="P31">Значение фамилии Батаев.</text:p>
      <text:p text:style-name="P33"/>
      <text:p text:style-name="P34"/>
      <text:p text:style-name="P39"><text:s text:c="4"/>Фамилия Батаев относится к распространенному в России типу фамилий тюркского происхождения.</text:p>
      <text:p text:style-name="P38"><text:span text:style-name="T17"><text:s text:c="4"/>Известно, что русский народ на протяжении всей своей истории жил в тесном контакте с самыми разными тюркскими племенами – половцами, печенегами, позднее татарами, башкирами и другими народностями Золотой Орды, Казанского, Астраханского и Крымского ханства. В результате различные реалии быта, тюркские слова и личные имена проникали в русскую речь и закреплялись в языке</text:span>.</text:p>
      <text:p text:style-name="P39"><text:s text:c="4"/>Когда в XIV–XVI веках на Руси в среде представителей привилегированных сословий начали формироваться фамилии как особые наследуемые родовые именования, возникли и первые русские фамилии тюркского происхождения. Их носителями были как обрусевшие представители татарской знати, так и выходцы из восточных земель, вошедших в состав России. Образовывались такие фамилии, <text:soft-page-break/>как правило, путем прибавления к тюркскому имени русских суффиксов -ов/-ев или -ин, которые уже к началу XVII века превратились в наиболее типичные показатели русских фамилий. Эти фамилии, по прошествии нескольких веков от образования, сейчас воспринимаются как русские.</text:p>
      <text:p text:style-name="P40"><text:span text:style-name="T1"><text:s text:c="4"/>По этой модели была образована и </text:span><text:span text:style-name="T2">фамилия Батаев</text:span><text:span text:style-name="T1">, «не вполне русская» по содержанию. Основой для нее послужило тюркское личное имя Батай. Хотя основная масса тюркских имен заимствована из арабского и персидского языков, вместе с религией ислама, но имя Батай восходит либо к монгольским, либо к древнетюркским корням. Так, один из возможных вариантов происхождения – от древнетюркского «бату» в значении «драгоценный камень». А известный тюрколог Н.А.Баскаков считает, что в основе имени Батай лежит монгольское слово «бата», означающее «крепкий, здоровый; надежный, постоянный». От этого же корня происходит и имя Батый, которое носил знаменитый хан Золотой Орды. Как бы то ни было, в старину имя Батай было распространено как среди поступающих на русскую службу татар, так и охотно заимствовалось в русских семьях. Так, например, в одной из старинных дворянских родословных упомянуты Аслан и Батай – сыновья Фёдора Колыча (конец XIV века).</text:span></text:p>
      <text:p text:style-name="P39"><text:s text:c="4"/>Процесс формирования фамилий был длителен, и массовый характер он приобрел только в XIX веке. Этот процесс коснулся и россиян иноязычного происхождения, у которых до XIX века сохранялись особые системы именования, совершенно не похожие на славянскую. Но на рубеже XIX–XX веков они под влиянием русской администрации вынуждены были приобретать семейные именования, соответствующие русской модели создания фамилий. В этот период появилось и множество молодых родовых именований, которые образовывались по русской модели от традиционных старинных тюркских имен.</text:p>
      <text:p text:style-name="P38"><text:s text:c="4"/><text:span text:style-name="T17">Несомненно, что обладатели фамилии Батаев могут по праву гордиться ею как памятником истории и культуры народов России.</text:span></text:p>
      <text:p text:style-name="P30"/>
      <text:p text:style-name="P31">Родословная Батаева Даниил.</text:p>
      <text:p text:style-name="P31"/>
      <text:p text:style-name="P7"><text:s text:c="3"/><text:span text:style-name="T13"><text:s/>Батаев Даниил Юрьевич родился в 1998 24 февраля в городе Краснодар. </text:span><text:span text:style-name="T14">Родители: <text:s/>папа Батаев Юрий Владимирович, мама Цехова Надежда Сергеевна.</text:span><text:span text:style-name="T13"> В 2005 году </text:span><text:span text:style-name="T15">пошлел</text:span><text:span text:style-name="T13"> в школу СОШ№42 города Краснодар и закончил ее в 2016 году. </text:span><text:soft-page-break/><text:span text:style-name="T13">Поступил в КубГУ города Краснодар на факультет математике и компьютерных наук.</text:span></text:p>
      <text:p text:style-name="P2"/>
      <text:p text:style-name="P2"><text:s text:c="4"/><text:span text:style-name="T5">Цехова Надежда Сергеевна (Осецкая) (Мама) родилась в 1979 году 18 августа в городе Краснодар. Родители: папа Осецкий Сергей Федорович, мама Осецкая Елена Арсентьевна. Дети: Батаев Даниил Юрьевич, Цехов Дмитрий Викторович, Цехов Герман Викторович. В 1986 году пошла в школу СОШ№42 города Краснодар и закончила ее в 1994 году. Поступила в 1994 году в музыкальное училище имени Римского-Корсакова. Перевелась в музыкальный педагогический колледж №2 в 1995 году, закончила в 1999 году. В 2002 поступила в КубГУКиИ на учителя музыки, музыкальный руководитель, окончила в 2005 году. В 2013 году поступила в КубГМУ на стоматологический факультет. Вышла замуж в 1997 году за Батаева Юрьевича Владимировича и в браке родился ребенок Батаев Даниил Юрьевич. Вышла замуж в 2011 году за Цехова Виктора Витальевича и в браке родились 2 ребенка: Цехов Дмитрий Викторович и Цехов Герман Викторович.</text:span></text:p>
      <text:p text:style-name="P2"/>
      <text:p text:style-name="P5"><text:s text:c="4"/>Батаев Юрий Владимирович (Папа) родился в 19<text:span text:style-name="T26">78</text:span> 5 марта в городе Краснодар. Родители: папа Батае<text:span text:style-name="T9">в</text:span> Владимирович <text:span text:style-name="T26">Степанович</text:span>, мама Батаева Галина <text:span text:style-name="T26">Николаевна</text:span> <text:span text:style-name="T6">Дети: <text:s/>Батаев Даниил Юрьевеч, Батаева Ангелина Юрьевна. Пошел в школу 1984 году в СОШ№55, закончил в 1994 году. Поступил в 1996 году поступил в сельхоз институт на инженера строителя, закончил в 2001 году. Женился на Осецкая Надежде Сергеевне и в браке родился ребенок Даниил Батаев. Женился на Бтаеве (Шуйская) Оксане Борисовне 2011 году 22 января и родился в браке ребенок Ангелина Батаева. Работал мир фасадов руководитель, русь строй, империя окон. <text:s/></text:span></text:p>
      <text:p text:style-name="P3"/>
      <text:p text:style-name="P4"><text:s text:c="4"/>Осецкая Елена Арсеньтьевна (Коломеец) (Бабушка) родилась в 194<text:span text:style-name="T9">7</text:span> году <text:span text:style-name="T9">7 июня</text:span> в городе <text:span text:style-name="T9">Ленинграде</text:span>. Родители: папа <text:span text:style-name="T9">Коломец Арсеньтий Леонтьевич</text:span>, мама <text:span text:style-name="T9">Коломеец (Петрунина) Лидия Паловна.</text:span> <text:span text:style-name="T7">Дети: <text:s/>Цехова Надежда Сергеевна, Нестеренко Ирина Сергеевна.</text:span> В <text:span text:style-name="T9">1954</text:span> пошла в школу СОШ№42 города Краснодар.</text:p>
      <text:p text:style-name="P6">Поступила <text:s/>1965 <text:span text:style-name="T10">году в</text:span> Краснодарский Политехнический Институт на инженер<text:span text:style-name="T12">а</text:span> технолог<text:span text:style-name="T10">а,</text:span> <text:span text:style-name="T12">окончила в 1970 году. <text:s/>Вышла замуж в 1972 за Осецкого Сергея Федорович. Работала в институтах проектных, в кадетском корпусе специалистом по кадром. <text:s text:c="2"/></text:span></text:p>
      <text:p text:style-name="P4"/>
      <text:p text:style-name="P11"><text:span text:style-name="T13"><text:s text:c="4"/></text:span><text:span text:style-name="T16">Осецкий Сергей Федорович (Дед) родился в 1949 году 14 февраля в поселке Хуторе Шевченко умер в 1992 год 11 марта. Родители: папа Осецкий Федор</text:span><text:span text:style-name="T7"> Тимофеевич, мама Осецкая (Чикалова) Надежда Данилована Дети: Цехова Надежда Сергеевна, Нестеренко Ирина Сергеевна. Пошел в школу в 1956. 1965 поступил в сельскохозяйственный техникум, окончил в 1976. Женился на </text:span>Осецк<text:span text:style-name="T12">ой</text:span> Елен<text:span text:style-name="T12">е</text:span> Арсеньтьевн<text:span text:style-name="T12">е. Работал с 18 <text:s/>лет и учился заочно.Работал кубань гипроводхоз, комунпроэкт, главным инженером АОЗТ «КубатьЭкос».</text:span></text:p>
      <text:p text:style-name="P11"><text:soft-page-break/></text:p>
      <text:p text:style-name="P19"><text:span text:style-name="T24"><text:s text:c="4"/></text:span><text:span text:style-name="T20">Коломиец Арсентий Леонтьевич </text:span><text:span text:style-name="T21">(прадед)</text:span><text:span text:style-name="T20"> родился 2 марта 1912 года в Украинской СС</text:span><text:span text:style-name="T21">С</text:span><text:span text:style-name="T20">Р, Винницкая обл., Гайсинский р-н, с. Красно-Полка. </text:span><text:span text:style-name="T22">Женился на </text:span><text:span text:style-name="T23">Коломеец Лидия Паловна.</text:span><text:span text:style-name="T20"> </text:span><text:span text:style-name="T22">Дети: Осецкая Елена Арсеньтьевна, Коломеец Валентина Арсеньтьевна. </text:span><text:span text:style-name="T20">Окончил танковое училище. Великую Отечественную Войну прошел с начала войны и до дня победы. Воевал на Украинском, Белорусском и других фронтах. В начале войны был командиром танка, затем танкового полка. </text:span><text:span text:style-name="T18">В полном составе вывел полк из окружения немцев, и был представлен к награде. Однажды из горящего танка вынес механика-водителя, при этом сам обгорел, лишился волос. <text:s/></text:span><text:span text:style-name="T19">Участвовал</text:span><text:span text:style-name="T18"> во взятии Кенигсберга (Калининграда), дошел до реки Эльбы со своим полком.</text:span></text:p>
      <text:p text:style-name="P37">В полк к моему прадедушке часто приезжал маршал Г.К.Жуков. <text:s/></text:p>
      <text:p text:style-name="P37">Место призыва: Криворожский ГВК, Украинская ССР, Днепропетровская обл., г. Кривой Рог </text:p>
      <text:p text:style-name="P37">Воинская часть: 3 оутп</text:p>
      <text:p text:style-name="P37">Дата поступления на службу: 1934г</text:p>
      <text:p text:style-name="P37">Награды:</text:p>
      <text:p text:style-name="P37">1) Орден Красного Знамени – 2 шт</text:p>
      <text:p text:style-name="P37">2) Орден Красной Звезды – 2 шт</text:p>
      <text:p text:style-name="P37">3) Орден Великой Отечественной Войны 2 степени</text:p>
      <text:p text:style-name="P36">4) Больше 10 боевых медалей.</text:p>
      <text:p text:style-name="P9"/>
      <text:p text:style-name="P9"/>
      <text:p text:style-name="P12"><text:s text:c="3"/><text:span text:style-name="T9">Коломеец (Петрунина) Лидия Паловна (прабабушка)</text:span> <text:span text:style-name="T10">родилась в 1918 году 25 октября в рязанской областе умерла 2000 году 9 сентября. Национальность Русская. Вышла замуж и муж умер в первый год войны и осталась одна с ребенком Москалевым Юрием Вячеславовичем. Вышла замуж за Коломейца Арсентья Леонтьевича и родила ребенка Коломейца Елену Арсеньтьевну.</text:span></text:p>
      <text:p text:style-name="P41"><text:s/></text:p>
      <text:p text:style-name="P10"><text:s text:c="2"/><text:span text:style-name="T11">Петрунин Павел Федотович (прадед) родился в 1888 году в Рязанской области Сасавский район умер 1972 году. Было 7 детей. Был председателем сельского совета.</text:span></text:p>
      <text:p text:style-name="P8"/>
      <text:p text:style-name="P15"><text:s text:c="4"/>Батаев <text:span text:style-name="T25">Владимир Степанович</text:span> (Дед) родился в 19<text:span text:style-name="T26">54 14 декабря</text:span> году в городе <text:span text:style-name="T26">Новокузнецк</text:span>. Родители: папа <text:span text:style-name="T25">Батаев Степан Акимович.</text:span> Дети: Батаев Юрий Владимирович, Батаев Алексей Владимирович. <text:span text:style-name="T27">Женился на </text:span>Батаев<text:span text:style-name="T30">е</text:span> Галин<text:span text:style-name="T30">е</text:span> <text:span text:style-name="T27">Николаевне .Учился в техникуме в Ленинграде, радиофизике в полетехе и получил не полное высшее.</text:span> </text:p>
      <text:p text:style-name="P13"/>
      <text:p text:style-name="P14"><text:s text:c="4"/>Батаева Галина <text:span text:style-name="T27">Николаевна</text:span> (<text:span text:style-name="T27">Полено</text:span>) (Бабушка) <text:span text:style-name="T8">родилась в 1957 году 21 февраля в городе Приморске ахтарске. Родители: папа Полена Николай Евгеневич. Дети: </text:span>Батаев Юрий Владимирович, Батаев Алексей Владимирович. <text:span text:style-name="T28">Вышла замуж </text:span><text:soft-page-break/><text:span text:style-name="T28">за Батаева Владимировича Степановича.</text:span></text:p>
      <text:p text:style-name="P14"/>
      <text:p text:style-name="P17">Батаев Степан Акимович (прадед) <text:s/></text:p>
      <text:p text:style-name="P17"/>
      <text:p text:style-name="P18">Батаева Антонина Романовна (Ростовцева) (прабабушка)</text:p>
      <text:p text:style-name="P14"/>
      <text:p text:style-name="P16"/>
      <text:p text:style-name="P16"/>
      <text:p text:style-name="P16"/>
      <text:p text:style-name="P16"/>
      <text:p text:style-name="P16"/>
      <text:p text:style-name="P16"/>
      <text:p text:style-name="P16">Список источников:</text:p>
      <text:p text:style-name="P14"/>
      <text:p text:style-name="P16">1. <text:a xlink:type="simple" xlink:href="https://www.analizfamilii.ru/Batayev/proishozhdenie.html">https://www.analizfamilii.ru/Batayev/proishozhdenie.html</text:a></text:p>
      <text:p text:style-name="P16"/>
      <text:p text:style-name="P16">2. http://kakzovut.ru/names/daniil.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11T07:01:19.203653570</meta:creation-date>
    <dc:date>2016-10-25T22:15:45.703627587</dc:date>
    <meta:editing-duration>P1DT4H3M43S</meta:editing-duration>
    <meta:editing-cycles>28</meta:editing-cycles>
    <meta:generator>LibreOffice/4.2.8.2$Linux_X86_64 LibreOffice_project/420m0$Build-2</meta:generator>
    <meta:document-statistic meta:table-count="0" meta:image-count="0" meta:object-count="0" meta:page-count="6" meta:paragraph-count="47" meta:word-count="1265" meta:character-count="9233" meta:non-whitespace-character-count="7905"/>
  </office:meta>
</office:document-meta>
</file>